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c1c02" officeooo:paragraph-rsid="000c1c02" style:font-size-asian="14pt" style:font-size-complex="14pt"/>
    </style:style>
    <style:style style:name="P4" style:family="paragraph" style:parent-style-name="Standard">
      <style:paragraph-properties fo:line-height="150%" style:writing-mode="lr-tb"/>
      <style:text-properties style:font-name="Ubuntu" fo:font-size="14pt" officeooo:rsid="000c1c02" officeooo:paragraph-rsid="000c1c02" style:font-size-asian="14pt" style:font-size-complex="14pt"/>
    </style:style>
    <style:style style:name="P5" style:family="paragraph" style:parent-style-name="Standard">
      <style:paragraph-properties fo:line-height="150%" style:writing-mode="lr-tb"/>
      <style:text-properties style:font-name="Ubuntu" fo:font-size="14pt" officeooo:rsid="000d9d94" officeooo:paragraph-rsid="000d9d94" style:font-size-asian="14pt" style:font-size-complex="14pt"/>
    </style:style>
    <style:style style:name="P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8" style:family="paragraph" style:parent-style-name="Standard">
      <style:paragraph-properties fo:line-height="150%"/>
      <style:text-properties style:font-name="Ubuntu" fo:font-size="14pt" officeooo:rsid="000c1c02" officeooo:paragraph-rsid="000c1c02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Ubuntu" fo:font-size="14pt" officeooo:rsid="000c1c02" officeooo:paragraph-rsid="000c1c02" style:font-size-asian="14pt" style:font-size-complex="14pt"/>
    </style:style>
    <style:style style:name="P10" style:family="paragraph" style:parent-style-name="Standard">
      <style:paragraph-properties fo:line-height="150%" style:writing-mode="lr-tb"/>
      <style:text-properties style:font-name="Ubuntu" fo:font-size="14pt" officeooo:rsid="000c1c02" officeooo:paragraph-rsid="001088cc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088cc" officeooo:paragraph-rsid="001088cc" style:font-size-asian="14pt" style:font-size-complex="14pt"/>
    </style:style>
    <style:style style:name="P12" style:family="paragraph" style:parent-style-name="Standard">
      <style:paragraph-properties fo:line-height="150%" style:writing-mode="lr-tb"/>
      <style:text-properties style:font-name="Ubuntu" fo:font-size="14pt" officeooo:rsid="001088cc" officeooo:paragraph-rsid="001088cc" style:font-size-asian="14pt" style:font-size-complex="14pt"/>
    </style:style>
    <style:style style:name="P13" style:family="paragraph" style:parent-style-name="Standard">
      <style:paragraph-properties fo:line-height="150%" style:writing-mode="lr-tb"/>
      <style:text-properties style:font-name="Ubuntu" fo:font-size="14pt" officeooo:rsid="00120a0f" officeooo:paragraph-rsid="00120a0f" style:font-size-asian="14pt" style:font-size-complex="14pt"/>
    </style:style>
    <style:style style:name="P14" style:family="paragraph" style:parent-style-name="Standard">
      <style:paragraph-properties fo:line-height="150%" style:writing-mode="lr-tb"/>
      <style:text-properties style:font-name="Ubuntu" fo:font-size="14pt" officeooo:rsid="00135a0b" officeooo:paragraph-rsid="00135a0b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50039" officeooo:paragraph-rsid="0015003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7" style:family="paragraph" style:parent-style-name="Standard">
      <style:paragraph-properties fo:line-height="150%" style:writing-mode="lr-tb"/>
      <style:text-properties style:font-name="Ubuntu" fo:font-size="14pt" fo:font-weight="bold" officeooo:rsid="00120a0f" officeooo:paragraph-rsid="00120a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150039" officeooo:paragraph-rsid="00150039" style:font-size-asian="14pt" style:font-weight-asian="bold" style:font-size-complex="14pt" style:font-weight-complex="bold"/>
    </style:style>
    <style:style style:name="T1" style:family="text">
      <style:text-properties officeooo:rsid="000c1c02"/>
    </style:style>
    <style:style style:name="T2" style:family="text">
      <style:text-properties officeooo:rsid="00120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omo a internet funciona</text:h>
      <text:p text:style-name="P11">A internet é dividida em duas partes principais, o hardware e o software. O hardware são os cabos de fibra ótica que se interligam por todo o mundo e o software é o responsavel por gerenciar os dados e garantir que chegue em segurança.</text:p>
      <text:p text:style-name="P3"/>
      <text:p text:style-name="P11">Interligação dos dispositivos em todo o mundo, uma interligação de redes feita por meio de milhares de cabos submarinos de fibra ótica, que percorrem o mundo, a partir deles outras ligações são feitas através de cabos coaxiais e roteadores.</text:p>
      <text:p text:style-name="P3"/>
      <text:p text:style-name="P11">O software é uma série de protocolos <text:span text:style-name="T1">(UDP, TCP, FTP, ARP, ICMP, HTTP, SMTP, IP, POP3, DNS) </text:span>criados para que os dados não se percam no meio do caminho, o mais importante dos protocolos é o TCP IP.</text:p>
      <text:p text:style-name="P10"/>
      <text:p text:style-name="P12">Para a informação ser enviada, o IP divide ela em varias partes, colocando em cada parte o IP do dispositivo que esta enviando, essas partes são chamadas de pacotes, <text:span text:style-name="T2">esses pacotes serão enviados e passarão por milhares de cabos e roteadores até achar o destinatario correto, tudo em um piscar de olhos.</text:span></text:p>
      <text:p text:style-name="P13">Quando a informação chega ao destinatario, ela esta dividida e bagunçada e é ai que entra o protocolo TCP, ele é responsavel por montar o quebra cabeça e avisar ao IP se estiver alguma parte faltando, caso tenha o IP volta ao remetente e envia de novo a parte que falta.</text:p>
      <text:p text:style-name="P4"/>
      <text:p text:style-name="P13"><text:soft-page-break/>Se algum cabo se romper ou se estiver congestionado as informações chegaram ao mesmo destino por milhares de rotas alternativas.</text:p>
      <text:p text:style-name="P4"/>
      <text:p text:style-name="P17">Ex:</text:p>
      <text:p text:style-name="P4"/>
      <text:p text:style-name="P14">Uma carta será enviada (Informação), ela será picada em varias partes e em cada parte será registrada com o endereço do remetente e destinatario (IP), cada parte será colocada em um correio diferente (cabos e roteadores), um manual ensinando a como montar a carta e informando a quantidade de pedaços que ela possui será enviado junto (TCP).</text:p>
      <text:p text:style-name="P5">__________________________</text:p>
      <text:p text:style-name="P18">ip:</text:p>
      <text:p text:style-name="P15">conjunto de regras para os computadores conversarem entre si, no caso do IP, as regras dizem 2 coisas principais, identifica cada dispositivo na rede e divide a informação em pacotes.</text:p>
      <text:p text:style-name="P15">Uma propriedade do IP é que ele funciona sobre qualquer tecnologia de telecomunicações, ou seja, diferentes redes podem ser interligadas pelo IP, é uma peça fundamental da internet porque todas as aplicações podem se basear nele, sem precisar se preocupar com como cada tipo de rede funciona, </text:p>
      <text:p text:style-name="P15"/>
      <text:p text:style-name="P15">a divisão da informação em pacotes se chama ‘comutação de pacotes”</text:p>
      <text:p text:style-name="P1"/>
      <text:p text:style-name="P15">O IP é a camada logica que separa as telecomunicações da internet</text:p>
      <text:p text:style-name="P15"/>
      <text:p text:style-name="P1"/>
      <text:p text:style-name="P1"><text:soft-page-break/></text:p>
      <text:p text:style-name="P1"/>
      <text:p text:style-name="P1"/>
      <text:p text:style-name="P1"/>
      <text:h text:style-name="P7" text:outline-level="2">Links</text:h>
      <text:p text:style-name="P2">- <text:a xlink:type="simple" xlink:href="https://www.youtube.com/watch?v=PaOOO2VdBoc&amp;ab_channel=Refatorando" text:style-name="Internet_20_link" text:visited-style-name="Visited_20_Internet_20_Link">https://www.youtube.com/watch?v=PaOOO2VdBoc&amp;ab_channel=Refatorando</text:a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22:54:02.484000000</meta:creation-date>
    <dc:date>2023-11-28T21:44:25.051000000</dc:date>
    <meta:editing-duration>PT4H35M23S</meta:editing-duration>
    <meta:editing-cycles>11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17" meta:word-count="411" meta:character-count="2447" meta:non-whitespace-character-count="2052"/>
  </office:meta>
</office:document-meta>
</file>